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TH SarabunPSK" svg:font-family="TH SarabunPSK" style:font-family-generic="swiss" style:font-pitch="variable" svg:panose-1="2 11 5 0 4 2 0 2 0 3"/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6" style:parent-style-name="DefaultParagraphFont" style:family="text">
      <style:text-properties style:font-name="TH SarabunPSK" style:font-name-complex="TH SarabunPSK" fo:font-weight="bold" style:font-weight-asian="bold" style:font-weight-complex="bold" fo:font-size="16pt" style:font-size-asian="16pt" style:font-size-complex="16pt" style:script-type="complex" style:language-complex="th" style:country-complex="TH"/>
    </style:style>
    <style:style style:name="T27" style:parent-style-name="DefaultParagraphFont" style:family="text">
      <style:text-properties style:font-name="TH SarabunPSK" style:font-name-complex="TH SarabunPSK" fo:font-weight="bold" style:font-weight-asian="bold" style:font-weight-complex="bold" fo:font-size="16pt" style:font-size-asian="16pt" style:font-size-complex="16pt"/>
    </style:style>
    <style:style style:name="TableColumn29" style:family="table-column">
      <style:table-column-properties style:column-width="0.8333in" style:use-optimal-column-width="false"/>
    </style:style>
    <style:style style:name="TableColumn30" style:family="table-column">
      <style:table-column-properties style:column-width="6.0937in" style:use-optimal-column-width="false"/>
    </style:style>
    <style:style style:name="Table28" style:family="table">
      <style:table-properties style:width="6.927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138in solid #000000" fo:border-left="0.0138in solid #000000" fo:border-bottom="0.0138in solid #000000" fo:border-right="none" fo:background-color="#C0C0C0" fo:padding-top="0.0381in" fo:padding-left="0.0381in" fo:padding-bottom="0.0381in" fo:padding-right="0.0381in"/>
    </style:style>
    <style:style style:name="P33" style:parent-style-name="TableContents" style:family="paragraph">
      <style:text-properties style:font-name="TH SarabunPSK" style:font-name-complex="TH SarabunPSK"/>
    </style:style>
    <style:style style:name="TableCell34" style:family="table-cell">
      <style:table-cell-properties fo:border="0.0138in solid #000000" fo:background-color="#C0C0C0" fo:padding-top="0.0381in" fo:padding-left="0.0381in" fo:padding-bottom="0.0381in" fo:padding-right="0.0381in"/>
    </style:style>
    <style:style style:name="T35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138in solid #000000" fo:border-bottom="0.0138in solid #000000" fo:border-right="none" fo:background-color="#C0C0C0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39" style:family="table-cell">
      <style:table-cell-properties fo:border-top="none" fo:border-left="0.0138in solid #000000" fo:border-bottom="0.0138in solid #000000" fo:border-right="0.0138in solid #000000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38in solid #000000" fo:border-bottom="0.0138in solid #000000" fo:border-right="none" fo:background-color="#C0C0C0" fo:padding-top="0.0381in" fo:padding-left="0.0381in" fo:padding-bottom="0.0381in" fo:padding-right="0.0381in"/>
    </style:style>
    <style:style style:name="T43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44" style:family="table-cell">
      <style:table-cell-properties fo:border-top="none" fo:border-left="0.0138in solid #000000" fo:border-bottom="0.0138in solid #000000" fo:border-right="0.0138in solid #000000" fo:padding-top="0.0381in" fo:padding-left="0.0381in" fo:padding-bottom="0.0381in" fo:padding-right="0.0381in"/>
    </style:style>
    <style:style style:name="P45" style:parent-style-name="TableContents" style:family="paragraph">
      <style:text-properties style:font-name="TH SarabunPSK" style:font-name-complex="TH SarabunPSK"/>
    </style:style>
    <style:style style:name="P46" style:parent-style-name="Standard" style:family="paragraph">
      <style:text-properties style:font-name="TH SarabunPSK" style:font-name-complex="TH SarabunPSK" fo:font-size="6pt" style:font-size-asian="6pt" style:font-size-complex="6pt"/>
    </style:style>
    <style:style style:name="TableColumn48" style:family="table-column">
      <style:table-column-properties style:column-width="0.4166in" style:use-optimal-column-width="false"/>
    </style:style>
    <style:style style:name="TableColumn49" style:family="table-column">
      <style:table-column-properties style:column-width="0.6562in" style:use-optimal-column-width="false"/>
    </style:style>
    <style:style style:name="TableColumn50" style:family="table-column">
      <style:table-column-properties style:column-width="1.5625in" style:use-optimal-column-width="false"/>
    </style:style>
    <style:style style:name="TableColumn51" style:family="table-column">
      <style:table-column-properties style:column-width="0.8333in" style:use-optimal-column-width="false"/>
    </style:style>
    <style:style style:name="TableColumn52" style:family="table-column">
      <style:table-column-properties style:column-width="3.4583in" style:use-optimal-column-width="false"/>
    </style:style>
    <style:style style:name="Table47" style:family="table">
      <style:table-properties style:width="6.927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138in solid #000000" fo:border-left="0.0138in solid #000000" fo:border-bottom="0.0138in solid #000000" fo:border-right="none" fo:background-color="#C0C0C0" fo:padding-top="0.0381in" fo:padding-left="0.0381in" fo:padding-bottom="0.0381in" fo:padding-right="0.0381in"/>
    </style:style>
    <style:style style:name="P55" style:parent-style-name="TableContents" style:family="paragraph">
      <style:text-properties style:font-name="TH SarabunPSK" style:font-name-complex="TH SarabunPSK"/>
    </style:style>
    <style:style style:name="TableCell56" style:family="table-cell">
      <style:table-cell-properties fo:border="0.0138in solid #000000" fo:background-color="#C0C0C0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138in solid #000000" fo:border-bottom="0.0138in solid #000000" fo:border-right="none" fo:background-color="#C0C0C0" fo:padding-top="0.0381in" fo:padding-left="0.0381in" fo:padding-bottom="0.0381in" fo:padding-right="0.0381in"/>
    </style:style>
    <style:style style:name="P60" style:parent-style-name="TableContents" style:family="paragraph">
      <style:text-properties style:font-name="TH SarabunPSK" style:font-name-complex="TH SarabunPSK"/>
    </style:style>
    <style:style style:name="TableCell61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T62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63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TH SarabunPSK" style:font-name-complex="TH SarabunPSK"/>
    </style:style>
    <style:style style:name="TableCell65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67" style:family="table-cell">
      <style:table-cell-properties fo:border-top="none" fo:border-left="0.0138in solid #000000" fo:border-bottom="0.0138in solid #000000" fo:border-right="0.0138in solid #000000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72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TH SarabunPSK" style:font-name-complex="TH SarabunPSK" style:language-complex="th" style:country-complex="TH"/>
    </style:style>
    <style:style style:name="TableCell74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T75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76" style:family="table-cell">
      <style:table-cell-properties fo:border-top="none" fo:border-left="0.0138in solid #000000" fo:border-bottom="0.0138in solid #000000" fo:border-right="0.0138in solid #000000" fo:padding-top="0.0381in" fo:padding-left="0.0381in" fo:padding-bottom="0.0381in" fo:padding-right="0.0381in"/>
    </style:style>
    <style:style style:name="P77" style:parent-style-name="TableContents" style:family="paragraph">
      <style:text-properties style:font-name="TH SarabunPSK" style:font-name-complex="TH SarabunPSK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138in solid #000000" fo:border-bottom="0.0138in solid #000000" fo:border-right="none" fo:background-color="#C0C0C0" fo:padding-top="0.0381in" fo:padding-left="0.0381in" fo:padding-bottom="0.0381in" fo:padding-right="0.0381in"/>
    </style:style>
    <style:style style:name="P80" style:parent-style-name="TableContents" style:family="paragraph">
      <style:text-properties style:font-name="TH SarabunPSK" style:font-name-complex="TH SarabunPSK"/>
    </style:style>
    <style:style style:name="TableCell81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83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TH SarabunPSK" style:font-name-complex="TH SarabunPSK"/>
    </style:style>
    <style:style style:name="TableCell85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T86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87" style:family="table-cell">
      <style:table-cell-properties fo:border-top="none" fo:border-left="0.0138in solid #000000" fo:border-bottom="0.0138in solid #000000" fo:border-right="0.0138in solid #000000" fo:padding-top="0.0381in" fo:padding-left="0.0381in" fo:padding-bottom="0.0381in" fo:padding-right="0.0381in"/>
    </style:style>
    <style:style style:name="T88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T91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92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TH SarabunPSK" style:font-name-complex="TH SarabunPSK"/>
    </style:style>
    <style:style style:name="TableCell94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T95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96" style:family="table-cell">
      <style:table-cell-properties fo:border-top="none" fo:border-left="0.0138in solid #000000" fo:border-bottom="0.0138in solid #000000" fo:border-right="0.0138in solid #000000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H SarabunPSK" style:font-name-complex="TH SarabunPSK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138in solid #000000" fo:border-bottom="0.0138in solid #000000" fo:border-right="none" fo:background-color="#C0C0C0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H SarabunPSK" style:font-name-complex="TH SarabunPSK"/>
    </style:style>
    <style:style style:name="TableCell101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T102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103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H SarabunPSK" style:font-name-complex="TH SarabunPSK"/>
    </style:style>
    <style:style style:name="TableCell105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T106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107" style:family="table-cell">
      <style:table-cell-properties fo:border-top="none" fo:border-left="0.0138in solid #000000" fo:border-bottom="0.0138in solid #000000" fo:border-right="0.0138in solid #000000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TH SarabunPSK" style:font-name-complex="TH SarabunPSK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T111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112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TH SarabunPSK" style:font-name-complex="TH SarabunPSK"/>
    </style:style>
    <style:style style:name="TableCell114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T115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116" style:family="table-cell">
      <style:table-cell-properties fo:border-top="none" fo:border-left="0.0138in solid #000000" fo:border-bottom="0.0138in solid #000000" fo:border-right="0.0138in solid #000000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TH SarabunPSK" style:font-name-complex="TH SarabunPSK"/>
    </style:style>
    <style:style style:name="P118" style:parent-style-name="Standard" style:family="paragraph">
      <style:text-properties style:font-name="TH SarabunPSK" style:font-name-complex="TH SarabunPSK" fo:font-size="6pt" style:font-size-asian="6pt" style:font-size-complex="6pt"/>
    </style:style>
    <style:style style:name="TableColumn120" style:family="table-column">
      <style:table-column-properties style:column-width="0.3958in" style:use-optimal-column-width="false"/>
    </style:style>
    <style:style style:name="TableColumn121" style:family="table-column">
      <style:table-column-properties style:column-width="6.5312in" style:use-optimal-column-width="false"/>
    </style:style>
    <style:style style:name="Table119" style:family="table">
      <style:table-properties style:width="6.927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138in solid #000000" fo:border-left="0.0138in solid #000000" fo:border-bottom="0.0138in solid #000000" fo:border-right="none" fo:background-color="#C0C0C0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TH SarabunPSK" style:font-name-complex="TH SarabunPSK"/>
    </style:style>
    <style:style style:name="TableCell125" style:family="table-cell">
      <style:table-cell-properties fo:border="0.0138in solid #000000" fo:background-color="#C0C0C0" fo:padding-top="0.0381in" fo:padding-left="0.0381in" fo:padding-bottom="0.0381in" fo:padding-right="0.0381in"/>
    </style:style>
    <style:style style:name="T126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138in solid #000000" fo:border-bottom="0.0138in solid #000000" fo:border-right="0.0138in solid #000000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TH SarabunPSK" style:font-name-complex="TH SarabunPSK"/>
    </style:style>
    <style:style style:name="T130" style:parent-style-name="DefaultParagraphFont" style:family="text">
      <style:text-properties style:font-name="TH SarabunPSK" style:font-name-complex="TH SarabunPSK"/>
    </style:style>
    <style:style style:name="T131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32" style:parent-style-name="DefaultParagraphFont" style:family="text">
      <style:text-properties style:font-name="TH SarabunPSK" style:font-name-complex="TH SarabunPSK"/>
    </style:style>
    <style:style style:name="T133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34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35" style:parent-style-name="DefaultParagraphFont" style:family="text">
      <style:text-properties style:font-name="TH SarabunPSK" style:font-name-complex="TH SarabunPSK"/>
    </style:style>
    <style:style style:name="T136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37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38" style:parent-style-name="DefaultParagraphFont" style:family="text">
      <style:text-properties style:font-name="TH SarabunPSK" style:font-name-complex="TH SarabunPSK" style:language-complex="th" style:country-complex="TH"/>
    </style:style>
    <style:style style:name="T139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40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P141" style:parent-style-name="TableContents" style:family="paragraph">
      <style:text-properties style:font-name="TH SarabunPSK" style:font-name-complex="TH SarabunPSK"/>
    </style:style>
    <style:style style:name="P142" style:parent-style-name="TableContents" style:family="paragraph">
      <style:text-properties style:font-name="TH SarabunPSK" style:font-name-complex="TH SarabunPSK"/>
    </style:style>
    <style:style style:name="P143" style:parent-style-name="Standard" style:family="paragraph">
      <style:text-properties style:font-name="TH SarabunPSK" style:font-name-complex="TH SarabunPSK" fo:font-size="6pt" style:font-size-asian="6pt" style:font-size-complex="6pt"/>
    </style:style>
    <style:style style:name="TableColumn145" style:family="table-column">
      <style:table-column-properties style:column-width="0.3958in" style:use-optimal-column-width="false"/>
    </style:style>
    <style:style style:name="TableColumn146" style:family="table-column">
      <style:table-column-properties style:column-width="1.9131in" style:use-optimal-column-width="false"/>
    </style:style>
    <style:style style:name="TableColumn147" style:family="table-column">
      <style:table-column-properties style:column-width="2.309in" style:use-optimal-column-width="false"/>
    </style:style>
    <style:style style:name="TableColumn148" style:family="table-column">
      <style:table-column-properties style:column-width="2.309in" style:use-optimal-column-width="false"/>
    </style:style>
    <style:style style:name="Table144" style:family="table">
      <style:table-properties style:width="6.927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138in solid #000000" fo:border-left="0.0138in solid #000000" fo:border-bottom="0.0138in solid #000000" fo:border-right="none" fo:background-color="#C0C0C0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H SarabunPSK" style:font-name-complex="TH SarabunPSK"/>
    </style:style>
    <style:style style:name="TableCell152" style:family="table-cell">
      <style:table-cell-properties fo:border="0.0138in solid #000000" fo:background-color="#C0C0C0" fo:padding-top="0.0381in" fo:padding-left="0.0381in" fo:padding-bottom="0.0381in" fo:padding-right="0.0381in"/>
    </style:style>
    <style:style style:name="T153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T156" style:parent-style-name="DefaultParagraphFont" style:family="text">
      <style:text-properties style:font-name="TH SarabunPSK" style:font-name-complex="TH SarabunPSK"/>
    </style:style>
    <style:style style:name="T157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58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P159" style:parent-style-name="TableContents" style:family="paragraph">
      <style:text-properties style:font-name="TH SarabunPSK" style:font-name-complex="TH SarabunPSK"/>
    </style:style>
    <style:style style:name="TableCell160" style:family="table-cell">
      <style:table-cell-properties fo:border-top="none" fo:border-left="0.0138in solid #000000" fo:border-bottom="0.0138in solid #000000" fo:border-right="none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TH SarabunPSK" style:font-name-complex="TH SarabunPSK"/>
    </style:style>
    <style:style style:name="TableCell162" style:family="table-cell">
      <style:table-cell-properties fo:border-top="none" fo:border-left="0.0138in solid #000000" fo:border-bottom="0.0138in solid #000000" fo:border-right="0.0138in solid #000000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TH SarabunPSK" style:font-name-complex="TH SarabunPSK"/>
    </style:style>
    <style:style style:name="P164" style:parent-style-name="Standard" style:family="paragraph">
      <style:text-properties style:font-name="TH SarabunPSK" style:font-name-complex="TH SarabunPSK" fo:font-size="6pt" style:font-size-asian="6pt" style:font-size-complex="6pt"/>
    </style:style>
    <style:style style:name="P165" style:parent-style-name="Standard" style:family="paragraph">
      <style:text-properties style:font-name="TH SarabunPSK" style:font-name-complex="TH SarabunPSK" fo:font-size="6pt" style:font-size-asian="6pt" style:font-size-complex="6pt"/>
    </style:style>
    <style:style style:name="TableColumn167" style:family="table-column">
      <style:table-column-properties style:column-width="2.625in" style:use-optimal-column-width="false"/>
    </style:style>
    <style:style style:name="TableColumn168" style:family="table-column">
      <style:table-column-properties style:column-width="4.302in" style:use-optimal-column-width="false"/>
    </style:style>
    <style:style style:name="Table166" style:family="table">
      <style:table-properties style:width="6.927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none" fo:border-bottom="none" fo:border-right="0.0138in solid #000000" fo:background-color="#C0C0C0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</style:style>
    <style:style style:name="T172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Cell173" style:family="table-cell">
      <style:table-cell-properties fo:border="none" fo:background-color="#C0C0C0" fo:padding-top="0.0381in" fo:padding-left="0.0381in" fo:padding-bottom="0.0381in" fo:padding-right="0.0381in"/>
    </style:style>
    <style:style style:name="P174" style:parent-style-name="Standard" style:family="paragraph">
      <style:paragraph-properties fo:text-align="center"/>
    </style:style>
    <style:style style:name="T175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none" fo:border-bottom="none" fo:border-right="0.0138in solid #000000" fo:padding-top="0.0381in" fo:padding-left="0.0381in" fo:padding-bottom="0.0381in" fo:padding-right="0.0381in"/>
    </style:style>
    <style:style style:name="P178" style:parent-style-name="Standard" style:family="paragraph">
      <style:text-properties style:font-name="TH SarabunPSK" style:font-name-complex="TH SarabunPSK"/>
    </style:style>
    <style:style style:name="T179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80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81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82" style:parent-style-name="DefaultParagraphFont" style:family="text">
      <style:text-properties style:font-name="TH SarabunPSK" style:font-name-complex="TH SarabunPSK"/>
    </style:style>
    <style:style style:name="T183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84" style:parent-style-name="DefaultParagraphFont" style:family="text">
      <style:text-properties style:font-name="TH SarabunPSK" style:font-name-complex="TH SarabunPSK"/>
    </style:style>
    <style:style style:name="T185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86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87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88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89" style:parent-style-name="DefaultParagraphFont" style:family="text">
      <style:text-properties style:font-name="TH SarabunPSK" style:font-name-complex="TH SarabunPSK"/>
    </style:style>
    <style:style style:name="T190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91" style:parent-style-name="DefaultParagraphFont" style:family="text">
      <style:text-properties style:font-name="TH SarabunPSK" style:font-name-complex="TH SarabunPSK"/>
    </style:style>
    <style:style style:name="TableCell192" style:family="table-cell">
      <style:table-cell-properties fo:border="none" fo:padding-top="0.0381in" fo:padding-left="0.0381in" fo:padding-bottom="0.0381in" fo:padding-right="0.0381in"/>
    </style:style>
    <style:style style:name="P193" style:parent-style-name="Standard" style:family="paragraph">
      <style:paragraph-properties fo:text-align="end"/>
    </style:style>
    <style:style style:name="T194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95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196" style:parent-style-name="DefaultParagraphFont" style:family="text">
      <style:text-properties style:font-name="TH SarabunPSK" style:font-name-complex="TH SarabunPSK"/>
    </style:style>
    <style:style style:name="P197" style:parent-style-name="Standard" style:family="paragraph">
      <style:text-properties style:font-name="TH SarabunPSK" style:font-name-complex="TH SarabunPSK"/>
    </style:style>
    <style:style style:name="P198" style:parent-style-name="Standard" style:family="paragraph">
      <style:paragraph-properties fo:text-align="end"/>
    </style:style>
    <style:style style:name="T199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200" style:parent-style-name="DefaultParagraphFont" style:family="text">
      <style:text-properties style:font-name="TH SarabunPSK" style:font-name-complex="TH SarabunPSK"/>
    </style:style>
    <style:style style:name="P201" style:parent-style-name="Standard" style:family="paragraph">
      <style:paragraph-properties fo:text-align="end"/>
      <style:text-properties style:font-name="TH SarabunPSK" style:font-name-complex="TH SarabunPSK"/>
    </style:style>
    <style:style style:name="P202" style:parent-style-name="Standard" style:family="paragraph">
      <style:paragraph-properties fo:text-align="end"/>
    </style:style>
    <style:style style:name="T203" style:parent-style-name="DefaultParagraphFont" style:family="text">
      <style:text-properties style:font-name="TH SarabunPSK" style:font-name-complex="TH SarabunPSK" style:script-type="complex" style:language-complex="th" style:country-complex="TH"/>
    </style:style>
    <style:style style:name="T204" style:parent-style-name="DefaultParagraphFont" style:family="text">
      <style:text-properties style:font-name="TH SarabunPSK" style:font-name-complex="TH SarabunPSK"/>
    </style:style>
    <style:style style:name="P205" style:parent-style-name="Standard" style:family="paragraph">
      <style:text-properties style:font-name="TH SarabunPSK" style:font-name-complex="TH SarabunPSK" fo:font-size="14pt" style:font-size-asian="14pt" style:font-size-complex="14pt"/>
    </style:style>
  </office:automatic-styles>
  <office:body>
    <office:text text:use-soft-page-breaks="true">
      <text:p text:style-name="P1"><text:span text:style-name="T26">แบบเสนอหัวข้อโครงงานวิศวกรรมคอมพิวเตอร์ ปีการศึกษา<text:s/></text:span><text:span text:style-name="T27">2554</text:span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1.</text:p>
          </table:table-cell>
          <table:table-cell table:style-name="TableCell34">
            <text:p text:style-name="TableContents"><text:span text:style-name="T35">ชื่อโครงงาน</text:span></text:p>
          </table:table-cell>
        </table:table-row>
        <table:table-row table:style-name="TableRow36">
          <table:table-cell table:style-name="TableCell37">
            <text:p text:style-name="TableContents"><text:span text:style-name="T38">ภาษาไทย</text:span></text:p>
          </table:table-cell>
          <table:table-cell table:style-name="TableCell39">
            <text:p text:style-name="TableContents"><text:span text:style-name="T40">ซอฟต์แวร์ประยุกต์จดจำการดำเดินทางบนระบบแอนดรอยด์</text:span></text:p>
          </table:table-cell>
        </table:table-row>
        <table:table-row table:style-name="TableRow41">
          <table:table-cell table:style-name="TableCell42">
            <text:p text:style-name="TableContents"><text:span text:style-name="T43">ภาษาอังกฤษ</text:span></text:p>
          </table:table-cell>
          <table:table-cell table:style-name="TableCell44">
            <text:p text:style-name="P45">Software for Keeping Track of User's on Android Operating System</text:p>
          </table:table-cell>
        </table:table-row>
      </table:table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2.</text:p>
          </table:table-cell>
          <table:table-cell table:style-name="TableCell56" table:number-columns-spanned="4">
            <text:p text:style-name="TableContents"><text:span text:style-name="T57">นิสิตที่ทำโครงงาน</text:span></text:p>
          </table:table-cell>
          <table:covered-table-cell/>
          <table:covered-table-cell/>
          <table:covered-table-cell/>
        </table:table-row>
        <table:table-row table:style-name="TableRow58">
          <table:table-cell table:style-name="TableCell59" table:number-rows-spanned="2">
            <text:p text:style-name="P60">2.1</text:p>
          </table:table-cell>
          <table:table-cell table:style-name="TableCell61">
            <text:p text:style-name="TableContents"><text:span text:style-name="T62">รหัสนิสิต</text:span></text:p>
          </table:table-cell>
          <table:table-cell table:style-name="TableCell63">
            <text:p text:style-name="P64">51364651</text:p>
          </table:table-cell>
          <table:table-cell table:style-name="TableCell65">
            <text:p text:style-name="TableContents"><text:span text:style-name="T66">ชื่อ-นามสกุล</text:span></text:p>
          </table:table-cell>
          <table:table-cell table:style-name="TableCell67">
            <text:p text:style-name="TableContents"><text:span text:style-name="T68">นายกิตติคุณ ผึ่งบางแก้ว</text:span></text:p>
          </table:table-cell>
        </table:table-row>
        <table:table-row table:style-name="TableRow69">
          <table:covered-table-cell>
            <text:p text:style-name="Normal"/>
          </table:covered-table-cell>
          <table:table-cell table:style-name="TableCell70">
            <text:p text:style-name="TableContents"><text:span text:style-name="T71">เบอร์โทร</text:span></text:p>
          </table:table-cell>
          <table:table-cell table:style-name="TableCell72">
            <text:p text:style-name="P73">0873140923</text:p>
          </table:table-cell>
          <table:table-cell table:style-name="TableCell74">
            <text:p text:style-name="TableContents"><text:span text:style-name="T75">อีเมล์</text:span></text:p>
          </table:table-cell>
          <table:table-cell table:style-name="TableCell76">
            <text:p text:style-name="P77">Kung_34349@hotmail.com</text:p>
          </table:table-cell>
        </table:table-row>
        <table:table-row table:style-name="TableRow78">
          <table:table-cell table:style-name="TableCell79" table:number-rows-spanned="2">
            <text:p text:style-name="P80">2.2</text:p>
          </table:table-cell>
          <table:table-cell table:style-name="TableCell81">
            <text:p text:style-name="TableContents"><text:span text:style-name="T82">รหัสนิสิต</text:span></text:p>
          </table:table-cell>
          <table:table-cell table:style-name="TableCell83">
            <text:p text:style-name="P84">51364941</text:p>
          </table:table-cell>
          <table:table-cell table:style-name="TableCell85">
            <text:p text:style-name="TableContents"><text:span text:style-name="T86">ชื่อ-นามสกุล</text:span></text:p>
          </table:table-cell>
          <table:table-cell table:style-name="TableCell87">
            <text:p text:style-name="TableContents"><text:span text:style-name="T88">นายวันเฉลิม นิธิมณีรัตน์</text:span></text:p>
          </table:table-cell>
        </table:table-row>
        <table:table-row table:style-name="TableRow89">
          <table:covered-table-cell>
            <text:p text:style-name="Normal"/>
          </table:covered-table-cell>
          <table:table-cell table:style-name="TableCell90">
            <text:p text:style-name="TableContents"><text:span text:style-name="T91">เบอร์โทร</text:span></text:p>
          </table:table-cell>
          <table:table-cell table:style-name="TableCell92">
            <text:p text:style-name="P93">0858727909</text:p>
          </table:table-cell>
          <table:table-cell table:style-name="TableCell94">
            <text:p text:style-name="TableContents"><text:span text:style-name="T95">อีเมล์</text:span></text:p>
          </table:table-cell>
          <table:table-cell table:style-name="TableCell96">
            <text:p text:style-name="P97">amfeelgood@gmail.com</text:p>
          </table:table-cell>
        </table:table-row>
        <table:table-row table:style-name="TableRow98">
          <table:table-cell table:style-name="TableCell99" table:number-rows-spanned="2">
            <text:p text:style-name="P100">2.3</text:p>
          </table:table-cell>
          <table:table-cell table:style-name="TableCell101">
            <text:p text:style-name="TableContents"><text:span text:style-name="T102">รหัสนิสิต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TableContents"><text:span text:style-name="T106">ชื่อ-นามสกุล</text:span></text:p>
          </table:table-cell>
          <table:table-cell table:style-name="TableCell107">
            <text:p text:style-name="P108"/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TableContents"><text:span text:style-name="T111">เบอร์โทร</text:span></text:p>
          </table:table-cell>
          <table:table-cell table:style-name="TableCell112">
            <text:p text:style-name="P113"/>
          </table:table-cell>
          <table:table-cell table:style-name="TableCell114">
            <text:p text:style-name="TableContents"><text:span text:style-name="T115">อีเมล์</text:span></text:p>
          </table:table-cell>
          <table:table-cell table:style-name="TableCell116">
            <text:p text:style-name="P117"/>
          </table:table-cell>
        </table:table-row>
      </table:table>
      <text:p text:style-name="P118"/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3.</text:p>
          </table:table-cell>
          <table:table-cell table:style-name="TableCell125">
            <text:p text:style-name="TableContents"><text:span text:style-name="T126">ที่มาและความสำคัญของโครงงาน (ฉบับย่อ)</text:span></text:p>
          </table:table-cell>
        </table:table-row>
        <table:table-row table:style-name="TableRow127">
          <table:table-cell table:style-name="TableCell128" table:number-columns-spanned="2">
            <text:p text:style-name="TableContents"><text:span text:style-name="T129">จากแนวโน้มของตลาด Smartphone<text:s/></text:span><text:span text:style-name="T130">ณ</text:span><text:span text:style-name="T131"><text:s/></text:span><text:span text:style-name="T132">ปัจจุบันเราจะเห็นว่าสิ่งที่กำลังเป็นที่นิยมในขณะนี้เป็น Android Phone</text:span><text:span text:style-name="T133"><text:s/>ซึ่งเป็นโอกาสที่ดีที่จะนำมาศึกษา นำมาทำให้เกิดเป็นผลงาน ซึ่งในระบบปฏิบัติการ</text:span><text:span text:style-name="T134"><text:s/></text:span><text:span text:style-name="T135">Android</text:span><text:span text:style-name="T136"><text:s/>ใช้ภาษาจาวา ที่ได้เรียนมาแล้ว เป็นการความรู้มาประยุกต์ใช้จริง และโครงงานที่คิดทำขึ้นมานี้ ต้องหาความแตกต่าง</text:span><text:span text:style-name="T137"><text:s/>ในตลาดของ<text:s/></text:span><text:span text:style-name="T138">Android<text:s/></text:span><text:span text:style-name="T139">จึงได้คิดทำ<text:s/></text:span><text:span text:style-name="T140">โปรแกรมนี้ขึ้นมา</text:span></text:p>
            <text:p text:style-name="P141"/>
            <text:p text:style-name="P142"/>
          </table:table-cell>
          <table:covered-table-cell/>
        </table:table-row>
      </table:table>
      <text:p text:style-name="P143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>4.</text:p>
          </table:table-cell>
          <table:table-cell table:style-name="TableCell152" table:number-columns-spanned="3">
            <text:p text:style-name="TableContents"><text:span text:style-name="T153">เสนอรายชื่อกรรมการสอบโครงงาน</text:span></text:p>
          </table:table-cell>
          <table:covered-table-cell/>
          <table:covered-table-cell/>
        </table:table-row>
        <table:table-row table:style-name="TableRow154">
          <table:table-cell table:style-name="TableCell155" table:number-columns-spanned="2">
            <text:p text:style-name="TableContents"><text:span text:style-name="T156">4.1</text:span><text:span text:style-name="T157"><text:s/>อาจารย์</text:span><text:span text:style-name="T158">วรลักษณ์ คงเด่นฟ้า</text:span></text:p>
            <text:p text:style-name="P159"/>
          </table:table-cell>
          <table:covered-table-cell/>
          <table:table-cell table:style-name="TableCell160">
            <text:p text:style-name="P161">4.2</text:p>
          </table:table-cell>
          <table:table-cell table:style-name="TableCell162">
            <text:p text:style-name="P163">4.3</text:p>
          </table:table-cell>
        </table:table-row>
      </table:table>
      <text:p text:style-name="P164"/>
      <text:p text:style-name="P165"/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<text:span text:style-name="T172">สำหรับอาจารย์ที่ปรึกษาโครงงาน</text:span></text:p>
          </table:table-cell>
          <table:table-cell table:style-name="TableCell173">
            <text:p text:style-name="P174"><text:span text:style-name="T175">สำหรับอาจารย์ผู้ประสานงานรายวิชา</text:span></text:p>
          </table:table-cell>
        </table:table-row>
        <table:table-row table:style-name="TableRow176">
          <table:table-cell table:style-name="TableCell177">
            <text:p text:style-name="P178"/>
            <text:p text:style-name="Standard"><text:span text:style-name="T179">ล</text:span><text:span text:style-name="T180">ง</text:span><text:span text:style-name="T181">ชื่อ<text:s/></text:span><text:span text:style-name="T182">…............................................................................</text:span></text:p>
            <text:p text:style-name="Standard"><text:span text:style-name="T183"><text:s text:c="12"/></text:span><text:span text:style-name="T184">(</text:span><text:span text:style-name="T185"><text:s/></text:span><text:span text:style-name="T186">อาจารย์</text:span><text:span text:style-name="T187">สุรเดช จิตประไพกุลศาล</text:span><text:span text:style-name="T188"><text:s/></text:span><text:span text:style-name="T189">)</text:span></text:p>
            <text:p text:style-name="Standard"><text:span text:style-name="T190">วันที่<text:s/></text:span><text:span text:style-name="T191">…............................................................................</text:span></text:p>
          </table:table-cell>
          <table:table-cell table:style-name="TableCell192">
            <text:p text:style-name="P193"><text:span text:style-name="T194">กำหนดร</text:span><text:span text:style-name="T195">หัสโครงงาน<text:s/></text:span><text:span text:style-name="T196">….....................................................................................</text:span></text:p>
            <text:p text:style-name="P197"/>
            <text:p text:style-name="P198"><text:span text:style-name="T199">ลงชื่อ<text:s/></text:span><text:span text:style-name="T200">….......................................................................................</text:span></text:p>
            <text:p text:style-name="P201">(…................................................................................................)</text:p>
            <text:p text:style-name="P202"><text:span text:style-name="T203">วันที่<text:s/></text:span><text:span text:style-name="T204">…............................................................................</text:span></text:p>
          </table:table-cell>
        </table:table-row>
      </table:table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TH SarabunPSK" svg:font-family="TH SarabunPSK" style:font-family-generic="swiss" style:font-pitch="variable" svg:panose-1="2 11 5 0 4 2 0 2 0 3"/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805in"/>
      </style:header-style>
      <style:footer-style>
        <style:header-footer-properties style:dynamic-spacing="true" fo:min-height="0.0805in"/>
      </style:footer-style>
    </style:page-layout>
    <style:style style:name="TableColumn3" style:family="table-column">
      <style:table-column-properties style:column-width="0.7187in" style:use-optimal-column-width="false"/>
    </style:style>
    <style:style style:name="TableColumn4" style:family="table-column">
      <style:table-column-properties style:column-width="5.5416in" style:use-optimal-column-width="false"/>
    </style:style>
    <style:style style:name="TableColumn5" style:family="table-column">
      <style:table-column-properties style:column-width="0.6666in" style:use-optimal-column-width="false"/>
    </style:style>
    <style:style style:name="Table2" style:family="table">
      <style:table-properties style:width="6.927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none" fo:border-bottom="0.0138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9" style:parent-style-name="DefaultParagraphFont" style:family="text">
      <style:text-properties style:language-asian="en" style:country-asian="US" style:language-complex="th" style:country-complex="TH"/>
    </style:style>
    <style:style style:name="TableCell10" style:family="table-cell">
      <style:table-cell-properties fo:border-top="none" fo:border-left="none" fo:border-bottom="0.0138in solid #000000" fo:border-right="none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12" style:parent-style-name="DefaultParagraphFont" style:family="text">
      <style:text-properties style:font-name="TH SarabunPSK" style:font-name-complex="TH SarabunPSK" fo:font-weight="bold" style:font-weight-asian="bold" style:font-weight-complex="bold" fo:font-size="14pt" style:font-size-asian="14pt" style:font-size-complex="14pt" style:script-type="complex" style:language-complex="th" style:country-complex="TH"/>
    </style:style>
    <style:style style:name="TableCell13" style:family="table-cell">
      <style:table-cell-properties fo:border-top="none" fo:border-left="none" fo:border-bottom="0.0138in solid #000000" fo:border-right="non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language-asian="en" style:country-asian="US" style:language-complex="th" style:country-complex="TH"/>
    </style:style>
    <style:style style:name="P16" style:parent-style-name="Header" style:family="paragraph">
      <style:paragraph-properties fo:text-align="center"/>
      <style:text-properties fo:font-size="6pt" style:font-size-asian="6pt" style:font-size-complex="6pt"/>
    </style:style>
    <style:style style:name="TableColumn18" style:family="table-column">
      <style:table-column-properties style:column-width="6.925in" style:use-optimal-column-width="false"/>
    </style:style>
    <style:style style:name="Table17" style:family="table">
      <style:table-properties style:width="6.925in" fo:margin-left="0.0312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138in solid #000000" fo:border-left="none" fo:border-bottom="none" fo:border-right="none" fo:padding-top="0.0381in" fo:padding-left="0.0381in" fo:padding-bottom="0.0381in" fo:padding-right="0.0381in"/>
    </style:style>
    <style:style style:name="P21" style:parent-style-name="Footer" style:family="paragraph">
      <style:paragraph-properties fo:text-align="center"/>
    </style:style>
    <style:style style:name="T22" style:parent-style-name="DefaultParagraphFont" style:family="text">
      <style:text-properties style:font-name="TH SarabunPSK" style:font-name-complex="TH SarabunPSK" fo:font-size="14pt" style:font-size-asian="14pt" style:font-size-complex="14pt" style:script-type="complex" style:language-complex="th" style:country-complex="TH"/>
    </style:style>
    <style:style style:name="T23" style:parent-style-name="DefaultParagraphFont" style:family="text">
      <style:text-properties style:font-name="TH SarabunPSK" style:font-name-complex="TH SarabunPSK" fo:font-size="14pt" style:font-size-asian="14pt" style:font-size-complex="14pt"/>
    </style:style>
    <style:style style:name="T24" style:parent-style-name="DefaultParagraphFont" style:family="text">
      <style:text-properties style:font-name="TH SarabunPSK" style:font-name-complex="TH SarabunPSK" fo:font-size="14pt" style:font-size-asian="14pt" style:font-size-complex="14pt" style:script-type="complex" style:language-complex="th" style:country-complex="TH"/>
    </style:style>
    <style:style style:name="T25" style:parent-style-name="DefaultParagraphFont" style:family="text">
      <style:text-properties style:font-name="TH SarabunPSK" style:font-name-complex="TH SarabunPSK" fo:font-size="14pt" style:font-size-asian="14pt" style:font-size-complex="14pt"/>
    </style:style>
    <style:style style:family="graphic" style:name="a0" style:parent-style-name="Graphics">
      <style:graphic-properties fo:border="0.01042in none" fo:background-color="#ffffff" draw:opacity="100%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#ffffff" draw:opacity="100%" fo:clip="rect(0in 0in 0in 0in)" draw:luminance="0%" draw:color-mode="greyscale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<draw:frame draw:style-name="a0" draw:name="graphics3" text:anchor-type="as-char" svg:x="0in" svg:y="0in" svg:width="0.6126in" svg:height="0.4728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>
              <text:p text:style-name="P11"><text:span text:style-name="T12">ภาควิชาวิศวกรรมไฟฟ้าและคอมพิวเตอร์ คณะวิศวกรรมศาสตร์ มหาวิทยาลัยนเรศวร</text:span></text:p>
            </table:table-cell>
            <table:table-cell table:style-name="TableCell13">
              <text:p text:style-name="P14"><text:span text:style-name="T15"><draw:frame draw:style-name="a1" draw:name="graphics4" text:anchor-type="as-char" svg:x="0in" svg:y="0in" svg:width="0.5484in" svg:height="0.4429in" style:rel-width="scale" style:rel-height="scale"><draw:image xlink:href="media/image2.png" xlink:type="simple" xlink:show="embed" xlink:actuate="onLoad"/><svg:title/><svg:desc/></draw:frame></text:span></text:p>
            </table:table-cell>
          </table:table-row>
        </table:table>
        <text:p text:style-name="P16"/>
      </style:header>
      <style:footer>
        <table:table table:style-name="Table17">
          <table:table-columns>
            <table:table-column table:style-name="TableColumn18"/>
          </table:table-columns>
          <table:table-row table:style-name="TableRow19">
            <table:table-cell table:style-name="TableCell20">
              <text:p text:style-name="P21"><text:span text:style-name="T22">เอกสาร:<text:s/></text:span><text:span text:style-name="T23">cpe-proj-00</text:span><text:span text:style-name="T24"><text:s text:c="2"/>ปีการศึกษา<text:s/></text:span><text:span text:style-name="T25">2554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nupong Sornkhom</meta:initial-creator>
    <dc:creator>JoeCole</dc:creator>
    <meta:creation-date>2011-06-10T22:56:00Z</meta:creation-date>
    <dc:date>2011-08-16T07:29:00Z</dc:date>
    <meta:template xlink:href="Normal.dotm" xlink:type="simple"/>
    <meta:editing-cycles>27</meta:editing-cycles>
    <meta:editing-duration>PT8460S</meta:editing-duration>
    <meta:document-statistic meta:page-count="1" meta:paragraph-count="3" meta:word-count="244" meta:character-count="1633" meta:row-count="11" meta:non-whitespace-character-count="1392"/>
  </office:meta>
</office:document-meta>
</file>